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3.98pt" svg:height="348.6pt" svg:x="435.51pt" svg:y="292.88pt">
            <loext:p draw:notify-on-update-of-ranges="Sheet1.A7:Sheet1.A20 Sheet1.B6:Sheet1.B6 Sheet1.B7:Sheet1.B20 Sheet1.C6:Sheet1.C6 Sheet1.C7:Sheet1.C20 Sheet1.D6:Sheet1.D6 Sheet1.D7:Sheet1.D20 Sheet1.E6:Sheet1.E6 Sheet1.E7:Sheet1.E20 Sheet1.F6:Sheet1.F6 Sheet1.F7:Sheet1.F20 Sheet1.G6:Sheet1.G6 Sheet1.G7:Sheet1.G20 Sheet1.H6:Sheet1.H6 Sheet1.H7:Sheet1.H20 Sheet1.I6:Sheet1.I6 Sheet1.I7:Sheet1.I20 Sheet1.J6:Sheet1.J6 Sheet1.J7:Sheet1.J20 Sheet1.K6:Sheet1.K6 Sheet1.K7:Sheet1.K20 Sheet1.L6:Sheet1.L6 Sheet1.L7:Sheet1.L20 Sheet1.M6:Sheet1.M6 Sheet1.M7:Sheet1.M20 Sheet1.N6:Sheet1.N6 Sheet1.N7:Sheet1.N20 Sheet1.O6:Sheet1.O6 Sheet1.O7:Sheet1.O20 Sheet1.P6:Sheet1.P6 Sheet1.P7:Sheet1.P20 Sheet1.Q6:Sheet1.Q6 Sheet1.Q7:Sheet1.Q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:</text:p>
          </table:table-cell>
          <table:table-cell table:style-name="ce1" office:value-type="float" office:value="1495480575796" calcext:value-type="float">
            <text:p>1495480575796</text:p>
          </table:table-cell>
          <table:table-cell table:style-name="ce1" office:value-type="float" office:value="1495584122392" calcext:value-type="float">
            <text:p>1495584122392</text:p>
          </table:table-cell>
          <table:table-cell table:style-name="ce1" office:value-type="float" office:value="1495485818999" calcext:value-type="float">
            <text:p>1495485818999</text:p>
          </table:table-cell>
          <table:table-cell table:style-name="ce1" office:value-type="float" office:value="1495647286315" calcext:value-type="float">
            <text:p>1495647286315</text:p>
          </table:table-cell>
          <table:table-cell table:style-name="ce1" office:value-type="float" office:value="1495653924761" calcext:value-type="float">
            <text:p>1495653924761</text:p>
          </table:table-cell>
          <table:table-cell table:style-name="ce1" office:value-type="float" office:value="1495670795348" calcext:value-type="float">
            <text:p>1495670795348</text:p>
          </table:table-cell>
          <table:table-cell table:style-name="ce1" office:value-type="float" office:value="1495671016831" calcext:value-type="float">
            <text:p>1495671016831</text:p>
          </table:table-cell>
          <table:table-cell table:style-name="ce1" office:value-type="float" office:value="1495671501418" calcext:value-type="float">
            <text:p>1495671501418</text:p>
          </table:table-cell>
          <table:table-cell table:style-name="ce1" office:value-type="float" office:value="1495671719445" calcext:value-type="float">
            <text:p>1495671719445</text:p>
          </table:table-cell>
          <table:table-cell table:style-name="ce1" office:value-type="float" office:value="1495584175286" calcext:value-type="float">
            <text:p>1495584175286</text:p>
          </table:table-cell>
          <table:table-cell table:style-name="ce1" office:value-type="float" office:value="1495653508319" calcext:value-type="float">
            <text:p>1495653508319</text:p>
          </table:table-cell>
          <table:table-cell table:style-name="ce1" office:value-type="float" office:value="1495670705102" calcext:value-type="float">
            <text:p>1495670705102</text:p>
          </table:table-cell>
          <table:table-cell table:style-name="ce1" office:value-type="float" office:value="1495670932624" calcext:value-type="float">
            <text:p>1495670932624</text:p>
          </table:table-cell>
          <table:table-cell table:style-name="ce1" office:value-type="float" office:value="1495671111665" calcext:value-type="float">
            <text:p>1495671111665</text:p>
          </table:table-cell>
          <table:table-cell table:style-name="ce1" office:value-type="float" office:value="1495671541850" calcext:value-type="float">
            <text:p>1495671541850</text:p>
          </table:table-cell>
          <table:table-cell table:style-name="ce1" office:value-type="float" office:value="1495672882378" calcext:value-type="float">
            <text:p>14956728823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retest score:</text:p>
          </table:table-cell>
          <table:table-cell table:style-name="ce1" office:value-type="float" office:value="147.8" calcext:value-type="float">
            <text:p>147.8</text:p>
          </table:table-cell>
          <table:table-cell table:style-name="ce1" office:value-type="float" office:value="322.0264509" calcext:value-type="float">
            <text:p>322.0264509</text:p>
          </table:table-cell>
          <table:table-cell table:style-name="ce1" office:value-type="float" office:value="113.3" calcext:value-type="float">
            <text:p>113.3</text:p>
          </table:table-cell>
          <table:table-cell table:style-name="ce1" office:value-type="float" office:value="174.88367" calcext:value-type="float">
            <text:p>174.88367</text:p>
          </table:table-cell>
          <table:table-cell table:style-name="ce1" office:value-type="float" office:value="3.381618271" calcext:value-type="float">
            <text:p>3.381618271</text:p>
          </table:table-cell>
          <table:table-cell table:style-name="ce1" office:value-type="float" office:value="247.3129279" calcext:value-type="float">
            <text:p>247.3129279</text:p>
          </table:table-cell>
          <table:table-cell table:style-name="ce1" office:value-type="float" office:value="378.953312" calcext:value-type="float">
            <text:p>378.953312</text:p>
          </table:table-cell>
          <table:table-cell table:style-name="ce1" office:value-type="float" office:value="176.3488394" calcext:value-type="float">
            <text:p>176.3488394</text:p>
          </table:table-cell>
          <table:table-cell table:style-name="ce1" office:value-type="float" office:value="301.0075667" calcext:value-type="float">
            <text:p>301.0075667</text:p>
          </table:table-cell>
          <table:table-cell table:style-name="ce1" office:value-type="float" office:value="85.94204806" calcext:value-type="float">
            <text:p>85.94204806</text:p>
          </table:table-cell>
          <table:table-cell table:style-name="ce1" office:value-type="float" office:value="396.5143142" calcext:value-type="float">
            <text:p>396.5143142</text:p>
          </table:table-cell>
          <table:table-cell table:style-name="ce1" office:value-type="float" office:value="366.434769" calcext:value-type="float">
            <text:p>366.434769</text:p>
          </table:table-cell>
          <table:table-cell table:style-name="ce1" office:value-type="float" office:value="261.3478284" calcext:value-type="float">
            <text:p>261.3478284</text:p>
          </table:table-cell>
          <table:table-cell table:style-name="ce1" office:value-type="float" office:value="213.0579799" calcext:value-type="float">
            <text:p>213.0579799</text:p>
          </table:table-cell>
          <table:table-cell table:style-name="ce1" office:value-type="float" office:value="228.7458145" calcext:value-type="float">
            <text:p>228.7458145</text:p>
          </table:table-cell>
          <table:table-cell table:style-name="ce1" office:value-type="float" office:value="328.5429268" calcext:value-type="float">
            <text:p>328.542926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ERAGE_SCORE</text:p>
          </table:table-cell>
          <table:table-cell table:style-name="ce1" office:value-type="float" office:value="41.05744201" calcext:value-type="float">
            <text:p>41.05744201</text:p>
          </table:table-cell>
          <table:table-cell table:style-name="ce1" office:value-type="float" office:value="66.91436622" calcext:value-type="float">
            <text:p>66.91436622</text:p>
          </table:table-cell>
          <table:table-cell table:style-name="ce1" office:value-type="float" office:value="27.62891821" calcext:value-type="float">
            <text:p>27.62891821</text:p>
          </table:table-cell>
          <table:table-cell table:style-name="ce1" office:value-type="float" office:value="24.55880144" calcext:value-type="float">
            <text:p>24.55880144</text:p>
          </table:table-cell>
          <table:table-cell table:style-name="ce1" office:value-type="float" office:value="10.80013049" calcext:value-type="float">
            <text:p>10.80013049</text:p>
          </table:table-cell>
          <table:table-cell table:style-name="ce1" office:value-type="float" office:value="34.03425897" calcext:value-type="float">
            <text:p>34.03425897</text:p>
          </table:table-cell>
          <table:table-cell table:style-name="ce1" office:value-type="float" office:value="45.46186146" calcext:value-type="float">
            <text:p>45.46186146</text:p>
          </table:table-cell>
          <table:table-cell table:style-name="ce1" office:value-type="float" office:value="45.44925847" calcext:value-type="float">
            <text:p>45.44925847</text:p>
          </table:table-cell>
          <table:table-cell table:style-name="ce1" office:value-type="float" office:value="55.45059465" calcext:value-type="float">
            <text:p>55.45059465</text:p>
          </table:table-cell>
          <table:table-cell table:style-name="ce1" office:value-type="float" office:value="27.28542268" calcext:value-type="float">
            <text:p>27.28542268</text:p>
          </table:table-cell>
          <table:table-cell table:style-name="ce1" office:value-type="float" office:value="26.26822537" calcext:value-type="float">
            <text:p>26.26822537</text:p>
          </table:table-cell>
          <table:table-cell table:style-name="ce1" office:value-type="float" office:value="41.99311028" calcext:value-type="float">
            <text:p>41.99311028</text:p>
          </table:table-cell>
          <table:table-cell table:style-name="ce1" office:value-type="float" office:value="50.68244935" calcext:value-type="float">
            <text:p>50.68244935</text:p>
          </table:table-cell>
          <table:table-cell table:style-name="ce1" office:value-type="float" office:value="33.46308664" calcext:value-type="float">
            <text:p>33.46308664</text:p>
          </table:table-cell>
          <table:table-cell table:style-name="ce1" office:value-type="float" office:value="21.67062644" calcext:value-type="float">
            <text:p>21.67062644</text:p>
          </table:table-cell>
          <table:table-cell table:style-name="ce1" office:value-type="float" office:value="51.33549809" calcext:value-type="float">
            <text:p>51.3354980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AX_SCORE</text:p>
          </table:table-cell>
          <table:table-cell table:style-name="ce1" table:formula="of:=MAX([.B7:.B24])" office:value-type="float" office:value="57.04180784" calcext:value-type="float">
            <text:p>57.04180784</text:p>
          </table:table-cell>
          <table:table-cell table:style-name="ce1" table:formula="of:=MAX([.C7:.C24])" office:value-type="float" office:value="82.69500716" calcext:value-type="float">
            <text:p>82.69500716</text:p>
          </table:table-cell>
          <table:table-cell table:style-name="ce1" table:formula="of:=MAX([.D7:.D24])" office:value-type="float" office:value="34.81543309" calcext:value-type="float">
            <text:p>34.81543309</text:p>
          </table:table-cell>
          <table:table-cell table:style-name="ce1" table:formula="of:=MAX([.E7:.E24])" office:value-type="float" office:value="35.18860964" calcext:value-type="float">
            <text:p>35.18860964</text:p>
          </table:table-cell>
          <table:table-cell table:style-name="ce1" table:formula="of:=MAX([.F7:.F24])" office:value-type="float" office:value="18.83511628" calcext:value-type="float">
            <text:p>18.83511628</text:p>
          </table:table-cell>
          <table:table-cell table:style-name="ce1" table:formula="of:=MAX([.G7:.G24])" office:value-type="float" office:value="41.53865281" calcext:value-type="float">
            <text:p>41.53865281</text:p>
          </table:table-cell>
          <table:table-cell table:style-name="ce1" table:formula="of:=MAX([.H7:.H24])" office:value-type="float" office:value="55.76022894" calcext:value-type="float">
            <text:p>55.76022894</text:p>
          </table:table-cell>
          <table:table-cell table:style-name="ce1" table:formula="of:=MAX([.I7:.I24])" office:value-type="float" office:value="58.42755451" calcext:value-type="float">
            <text:p>58.42755451</text:p>
          </table:table-cell>
          <table:table-cell table:style-name="ce1" table:formula="of:=MAX([.J7:.J24])" office:value-type="float" office:value="70.19299148" calcext:value-type="float">
            <text:p>70.19299148</text:p>
          </table:table-cell>
          <table:table-cell table:style-name="ce1" table:formula="of:=MAX([.K7:.K24])" office:value-type="float" office:value="32.4414612" calcext:value-type="float">
            <text:p>32.4414612</text:p>
          </table:table-cell>
          <table:table-cell table:style-name="ce1" table:formula="of:=MAX([.L7:.L24])" office:value-type="float" office:value="33.55274191" calcext:value-type="float">
            <text:p>33.55274191</text:p>
          </table:table-cell>
          <table:table-cell table:style-name="ce1" table:formula="of:=MAX([.M7:.M24])" office:value-type="float" office:value="51.67964443" calcext:value-type="float">
            <text:p>51.67964443</text:p>
          </table:table-cell>
          <table:table-cell table:style-name="ce1" table:formula="of:=MAX([.N7:.N24])" office:value-type="float" office:value="63.869608" calcext:value-type="float">
            <text:p>63.869608</text:p>
          </table:table-cell>
          <table:table-cell table:style-name="ce1" table:formula="of:=MAX([.O7:.O24])" office:value-type="float" office:value="42.28925899" calcext:value-type="float">
            <text:p>42.28925899</text:p>
          </table:table-cell>
          <table:table-cell table:style-name="ce1" table:formula="of:=MAX([.P7:.P24])" office:value-type="float" office:value="27.35635274" calcext:value-type="float">
            <text:p>27.35635274</text:p>
          </table:table-cell>
          <table:table-cell table:style-name="ce1" table:formula="of:=MAX([.Q7:.Q24])" office:value-type="float" office:value="64.72565858" calcext:value-type="float">
            <text:p>64.7256585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_MAX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layout used: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18">
            <text:p>Scores:</text:p>
          </table:table-cell>
          <table:table-cell table:style-name="ce1" office:value-type="float" office:value="31.69478036" calcext:value-type="float">
            <text:p>31.69478036</text:p>
          </table:table-cell>
          <table:table-cell table:style-name="ce1" office:value-type="float" office:value="37.8202186" calcext:value-type="float">
            <text:p>37.8202186</text:p>
          </table:table-cell>
          <table:table-cell table:style-name="ce1" office:value-type="float" office:value="14.12022109" calcext:value-type="float">
            <text:p>14.12022109</text:p>
          </table:table-cell>
          <table:table-cell table:style-name="ce1" office:value-type="float" office:value="12.07246769" calcext:value-type="float">
            <text:p>12.07246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.23084761" calcext:value-type="float">
            <text:p>17.23084761</text:p>
          </table:table-cell>
          <table:table-cell table:style-name="ce1" office:value-type="float" office:value="35.52590778" calcext:value-type="float">
            <text:p>35.52590778</text:p>
          </table:table-cell>
          <table:table-cell table:style-name="ce1" office:value-type="float" office:value="30.91098281" calcext:value-type="float">
            <text:p>30.91098281</text:p>
          </table:table-cell>
          <table:table-cell table:style-name="ce1" office:value-type="float" office:value="42.16414297" calcext:value-type="float">
            <text:p>42.16414297</text:p>
          </table:table-cell>
          <table:table-cell table:style-name="ce1" office:value-type="float" office:value="17.266176" calcext:value-type="float">
            <text:p>17.266176</text:p>
          </table:table-cell>
          <table:table-cell table:style-name="ce1" office:value-type="float" office:value="18.5154178" calcext:value-type="float">
            <text:p>18.5154178</text:p>
          </table:table-cell>
          <table:table-cell table:style-name="ce1" office:value-type="float" office:value="26.92113745" calcext:value-type="float">
            <text:p>26.92113745</text:p>
          </table:table-cell>
          <table:table-cell table:style-name="ce1" office:value-type="float" office:value="33.03582239" calcext:value-type="float">
            <text:p>33.03582239</text:p>
          </table:table-cell>
          <table:table-cell table:style-name="ce1" office:value-type="float" office:value="22.31505376" calcext:value-type="float">
            <text:p>22.31505376</text:p>
          </table:table-cell>
          <table:table-cell table:style-name="ce1" office:value-type="float" office:value="15.63909402" calcext:value-type="float">
            <text:p>15.63909402</text:p>
          </table:table-cell>
          <table:table-cell table:style-name="ce1" office:value-type="float" office:value="38.01088563" calcext:value-type="float">
            <text:p>38.01088563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2.26942178" calcext:value-type="float">
            <text:p>32.26942178</text:p>
          </table:table-cell>
          <table:table-cell table:style-name="ce1" office:value-type="float" office:value="60.27105494" calcext:value-type="float">
            <text:p>60.27105494</text:p>
          </table:table-cell>
          <table:table-cell table:style-name="ce1" office:value-type="float" office:value="30.48826307" calcext:value-type="float">
            <text:p>30.48826307</text:p>
          </table:table-cell>
          <table:table-cell table:style-name="ce1" office:value-type="float" office:value="23.17491213" calcext:value-type="float">
            <text:p>23.17491213</text:p>
          </table:table-cell>
          <table:table-cell table:style-name="ce1" office:value-type="float" office:value="13.56527519" calcext:value-type="float">
            <text:p>13.56527519</text:p>
          </table:table-cell>
          <table:table-cell table:style-name="ce1" office:value-type="float" office:value="29.30572968" calcext:value-type="float">
            <text:p>29.30572968</text:p>
          </table:table-cell>
          <table:table-cell table:style-name="ce1" office:value-type="float" office:value="43.68342952" calcext:value-type="float">
            <text:p>43.68342952</text:p>
          </table:table-cell>
          <table:table-cell table:style-name="ce1" office:value-type="float" office:value="47.64678355" calcext:value-type="float">
            <text:p>47.64678355</text:p>
          </table:table-cell>
          <table:table-cell table:style-name="ce1" office:value-type="float" office:value="33.17362509" calcext:value-type="float">
            <text:p>33.17362509</text:p>
          </table:table-cell>
          <table:table-cell table:style-name="ce1" office:value-type="float" office:value="20.54536339" calcext:value-type="float">
            <text:p>20.54536339</text:p>
          </table:table-cell>
          <table:table-cell table:style-name="ce1" office:value-type="float" office:value="17.90838201" calcext:value-type="float">
            <text:p>17.90838201</text:p>
          </table:table-cell>
          <table:table-cell table:style-name="ce1" office:value-type="float" office:value="36.60145893" calcext:value-type="float">
            <text:p>36.60145893</text:p>
          </table:table-cell>
          <table:table-cell table:style-name="ce1" office:value-type="float" office:value="40.26075201" calcext:value-type="float">
            <text:p>40.26075201</text:p>
          </table:table-cell>
          <table:table-cell table:style-name="ce1" office:value-type="float" office:value="28.0973338" calcext:value-type="float">
            <text:p>28.0973338</text:p>
          </table:table-cell>
          <table:table-cell table:style-name="ce1" office:value-type="float" office:value="20.90728573" calcext:value-type="float">
            <text:p>20.90728573</text:p>
          </table:table-cell>
          <table:table-cell table:style-name="ce1" office:value-type="float" office:value="42.99480988" calcext:value-type="float">
            <text:p>42.9948098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43.90126457" calcext:value-type="float">
            <text:p>43.90126457</text:p>
          </table:table-cell>
          <table:table-cell table:style-name="ce1" office:value-type="float" office:value="52.59997868" calcext:value-type="float">
            <text:p>52.59997868</text:p>
          </table:table-cell>
          <table:table-cell table:style-name="ce1" office:value-type="float" office:value="25.03269988" calcext:value-type="float">
            <text:p>25.03269988</text:p>
          </table:table-cell>
          <table:table-cell table:style-name="ce1" office:value-type="float" office:value="22.6669479" calcext:value-type="float">
            <text:p>22.6669479</text:p>
          </table:table-cell>
          <table:table-cell table:style-name="ce1" office:value-type="float" office:value="18.83511628" calcext:value-type="float">
            <text:p>18.83511628</text:p>
          </table:table-cell>
          <table:table-cell table:style-name="ce1" office:value-type="float" office:value="30.71745527" calcext:value-type="float">
            <text:p>30.71745527</text:p>
          </table:table-cell>
          <table:table-cell table:style-name="ce1" office:value-type="float" office:value="41.69025496" calcext:value-type="float">
            <text:p>41.69025496</text:p>
          </table:table-cell>
          <table:table-cell table:style-name="ce1" office:value-type="float" office:value="42.4750542" calcext:value-type="float">
            <text:p>42.4750542</text:p>
          </table:table-cell>
          <table:table-cell table:style-name="ce1" office:value-type="float" office:value="63.73868837" calcext:value-type="float">
            <text:p>63.73868837</text:p>
          </table:table-cell>
          <table:table-cell table:style-name="ce1" office:value-type="float" office:value="30.10084604" calcext:value-type="float">
            <text:p>30.10084604</text:p>
          </table:table-cell>
          <table:table-cell table:style-name="ce1" office:value-type="float" office:value="23.14665882" calcext:value-type="float">
            <text:p>23.14665882</text:p>
          </table:table-cell>
          <table:table-cell table:style-name="ce1" office:value-type="float" office:value="36.68607588" calcext:value-type="float">
            <text:p>36.68607588</text:p>
          </table:table-cell>
          <table:table-cell table:style-name="ce1" office:value-type="float" office:value="44.95867391" calcext:value-type="float">
            <text:p>44.95867391</text:p>
          </table:table-cell>
          <table:table-cell table:style-name="ce1" office:value-type="float" office:value="31.44729904" calcext:value-type="float">
            <text:p>31.44729904</text:p>
          </table:table-cell>
          <table:table-cell table:style-name="ce1" office:value-type="float" office:value="17.27644618" calcext:value-type="float">
            <text:p>17.27644618</text:p>
          </table:table-cell>
          <table:table-cell table:style-name="ce1" office:value-type="float" office:value="39.1600233" calcext:value-type="float">
            <text:p>39.1600233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5.64505531" calcext:value-type="float">
            <text:p>35.64505531</text:p>
          </table:table-cell>
          <table:table-cell table:style-name="ce1" office:value-type="float" office:value="59.51648519" calcext:value-type="float">
            <text:p>59.51648519</text:p>
          </table:table-cell>
          <table:table-cell table:style-name="ce1" office:value-type="float" office:value="29.73571613" calcext:value-type="float">
            <text:p>29.73571613</text:p>
          </table:table-cell>
          <table:table-cell table:style-name="ce1" office:value-type="float" office:value="23.97374308" calcext:value-type="float">
            <text:p>23.97374308</text:p>
          </table:table-cell>
          <table:table-cell table:style-name="ce3"/>
          <table:table-cell table:style-name="ce1" office:value-type="float" office:value="35.35902225" calcext:value-type="float">
            <text:p>35.35902225</text:p>
          </table:table-cell>
          <table:table-cell table:style-name="ce1" office:value-type="float" office:value="45.75147019" calcext:value-type="float">
            <text:p>45.75147019</text:p>
          </table:table-cell>
          <table:table-cell table:style-name="ce1" office:value-type="float" office:value="44.90305864" calcext:value-type="float">
            <text:p>44.90305864</text:p>
          </table:table-cell>
          <table:table-cell table:style-name="ce1" office:value-type="float" office:value="52.80671749" calcext:value-type="float">
            <text:p>52.80671749</text:p>
          </table:table-cell>
          <table:table-cell table:style-name="ce1" office:value-type="float" office:value="32.4414612" calcext:value-type="float">
            <text:p>32.4414612</text:p>
          </table:table-cell>
          <table:table-cell table:style-name="ce1" office:value-type="float" office:value="33.55274191" calcext:value-type="float">
            <text:p>33.55274191</text:p>
          </table:table-cell>
          <table:table-cell table:style-name="ce1" office:value-type="float" office:value="41.6638222" calcext:value-type="float">
            <text:p>41.6638222</text:p>
          </table:table-cell>
          <table:table-cell table:style-name="ce1" office:value-type="float" office:value="47.00698318" calcext:value-type="float">
            <text:p>47.00698318</text:p>
          </table:table-cell>
          <table:table-cell table:style-name="ce1" office:value-type="float" office:value="39.64218642" calcext:value-type="float">
            <text:p>39.64218642</text:p>
          </table:table-cell>
          <table:table-cell table:style-name="ce1" office:value-type="float" office:value="22.2836845" calcext:value-type="float">
            <text:p>22.2836845</text:p>
          </table:table-cell>
          <table:table-cell table:style-name="ce1" office:value-type="float" office:value="52.87948196" calcext:value-type="float">
            <text:p>52.87948196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9.22382093" calcext:value-type="float">
            <text:p>39.22382093</text:p>
          </table:table-cell>
          <table:table-cell table:style-name="ce1" office:value-type="float" office:value="75.17186167" calcext:value-type="float">
            <text:p>75.17186167</text:p>
          </table:table-cell>
          <table:table-cell table:style-name="ce1" office:value-type="float" office:value="29.92110203" calcext:value-type="float">
            <text:p>29.92110203</text:p>
          </table:table-cell>
          <table:table-cell table:style-name="ce1" office:value-type="float" office:value="26.50499751" calcext:value-type="float">
            <text:p>26.50499751</text:p>
          </table:table-cell>
          <table:table-cell table:style-name="ce3"/>
          <table:table-cell table:style-name="ce1" office:value-type="float" office:value="41.53865281" calcext:value-type="float">
            <text:p>41.53865281</text:p>
          </table:table-cell>
          <table:table-cell table:style-name="ce1" office:value-type="float" office:value="41.25730913" calcext:value-type="float">
            <text:p>41.25730913</text:p>
          </table:table-cell>
          <table:table-cell table:style-name="ce1" office:value-type="float" office:value="45.98223007" calcext:value-type="float">
            <text:p>45.98223007</text:p>
          </table:table-cell>
          <table:table-cell table:style-name="ce1" office:value-type="float" office:value="47.2201354" calcext:value-type="float">
            <text:p>47.2201354</text:p>
          </table:table-cell>
          <table:table-cell table:style-name="ce1" office:value-type="float" office:value="26.90012409" calcext:value-type="float">
            <text:p>26.90012409</text:p>
          </table:table-cell>
          <table:table-cell table:style-name="ce1" office:value-type="float" office:value="28.67471558" calcext:value-type="float">
            <text:p>28.67471558</text:p>
          </table:table-cell>
          <table:table-cell table:style-name="ce1" office:value-type="float" office:value="44.765447" calcext:value-type="float">
            <text:p>44.765447</text:p>
          </table:table-cell>
          <table:table-cell table:style-name="ce1" office:value-type="float" office:value="52.80642663" calcext:value-type="float">
            <text:p>52.80642663</text:p>
          </table:table-cell>
          <table:table-cell table:style-name="ce1" office:value-type="float" office:value="37.14213204" calcext:value-type="float">
            <text:p>37.14213204</text:p>
          </table:table-cell>
          <table:table-cell table:style-name="ce1" office:value-type="float" office:value="26.56089548" calcext:value-type="float">
            <text:p>26.56089548</text:p>
          </table:table-cell>
          <table:table-cell table:style-name="ce1" office:value-type="float" office:value="51.58338507" calcext:value-type="float">
            <text:p>51.58338507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50.42055086" calcext:value-type="float">
            <text:p>50.42055086</text:p>
          </table:table-cell>
          <table:table-cell table:style-name="ce1" office:value-type="float" office:value="66.60093107" calcext:value-type="float">
            <text:p>66.60093107</text:p>
          </table:table-cell>
          <table:table-cell table:style-name="ce1" office:value-type="float" office:value="29.28899219" calcext:value-type="float">
            <text:p>29.28899219</text:p>
          </table:table-cell>
          <table:table-cell table:style-name="ce1" office:value-type="float" office:value="28.32993211" calcext:value-type="float">
            <text:p>28.32993211</text:p>
          </table:table-cell>
          <table:table-cell table:style-name="ce3"/>
          <table:table-cell table:style-name="ce1" office:value-type="float" office:value="37.99263386" calcext:value-type="float">
            <text:p>37.99263386</text:p>
          </table:table-cell>
          <table:table-cell table:style-name="ce1" office:value-type="float" office:value="50.02655707" calcext:value-type="float">
            <text:p>50.02655707</text:p>
          </table:table-cell>
          <table:table-cell table:style-name="ce1" office:value-type="float" office:value="37.59026474" calcext:value-type="float">
            <text:p>37.59026474</text:p>
          </table:table-cell>
          <table:table-cell table:style-name="ce1" office:value-type="float" office:value="57.98355789" calcext:value-type="float">
            <text:p>57.98355789</text:p>
          </table:table-cell>
          <table:table-cell table:style-name="ce1" office:value-type="float" office:value="31.64070745" calcext:value-type="float">
            <text:p>31.64070745</text:p>
          </table:table-cell>
          <table:table-cell table:style-name="ce1" office:value-type="float" office:value="32.20943588" calcext:value-type="float">
            <text:p>32.20943588</text:p>
          </table:table-cell>
          <table:table-cell table:style-name="ce1" office:value-type="float" office:value="46.87716724" calcext:value-type="float">
            <text:p>46.87716724</text:p>
          </table:table-cell>
          <table:table-cell table:style-name="ce1" office:value-type="float" office:value="50.1896501" calcext:value-type="float">
            <text:p>50.1896501</text:p>
          </table:table-cell>
          <table:table-cell table:style-name="ce1" office:value-type="float" office:value="31.76154879" calcext:value-type="float">
            <text:p>31.76154879</text:p>
          </table:table-cell>
          <table:table-cell table:style-name="ce1" office:value-type="float" office:value="27.35635274" calcext:value-type="float">
            <text:p>27.35635274</text:p>
          </table:table-cell>
          <table:table-cell table:style-name="ce1" office:value-type="float" office:value="52.68446828" calcext:value-type="float">
            <text:p>52.6844682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44.53884701" calcext:value-type="float">
            <text:p>44.53884701</text:p>
          </table:table-cell>
          <table:table-cell table:style-name="ce1" office:value-type="float" office:value="70.51317737" calcext:value-type="float">
            <text:p>70.51317737</text:p>
          </table:table-cell>
          <table:table-cell table:style-name="ce1" office:value-type="float" office:value="34.81543309" calcext:value-type="float">
            <text:p>34.81543309</text:p>
          </table:table-cell>
          <table:table-cell table:style-name="ce1" office:value-type="float" office:value="35.18860964" calcext:value-type="float">
            <text:p>35.18860964</text:p>
          </table:table-cell>
          <table:table-cell table:style-name="ce3"/>
          <table:table-cell table:style-name="ce1" office:value-type="float" office:value="38.9282243" calcext:value-type="float">
            <text:p>38.9282243</text:p>
          </table:table-cell>
          <table:table-cell table:style-name="ce1" office:value-type="float" office:value="45.84234865" calcext:value-type="float">
            <text:p>45.84234865</text:p>
          </table:table-cell>
          <table:table-cell table:style-name="ce1" office:value-type="float" office:value="58.42755451" calcext:value-type="float">
            <text:p>58.42755451</text:p>
          </table:table-cell>
          <table:table-cell table:style-name="ce1" office:value-type="float" office:value="64.60962497" calcext:value-type="float">
            <text:p>64.60962497</text:p>
          </table:table-cell>
          <table:table-cell table:style-name="ce1" office:value-type="float" office:value="32.10328057" calcext:value-type="float">
            <text:p>32.10328057</text:p>
          </table:table-cell>
          <table:table-cell table:style-name="ce1" office:value-type="float" office:value="29.87022563" calcext:value-type="float">
            <text:p>29.87022563</text:p>
          </table:table-cell>
          <table:table-cell table:style-name="ce1" office:value-type="float" office:value="39.84836235" calcext:value-type="float">
            <text:p>39.84836235</text:p>
          </table:table-cell>
          <table:table-cell table:style-name="ce1" office:value-type="float" office:value="50.32763614" calcext:value-type="float">
            <text:p>50.32763614</text:p>
          </table:table-cell>
          <table:table-cell table:style-name="ce1" office:value-type="float" office:value="42.28925899" calcext:value-type="float">
            <text:p>42.28925899</text:p>
          </table:table-cell>
          <table:table-cell table:style-name="ce3"/>
          <table:table-cell table:style-name="ce1" office:value-type="float" office:value="45.43093787" calcext:value-type="float">
            <text:p>45.43093787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45.55964006" calcext:value-type="float">
            <text:p>45.55964006</text:p>
          </table:table-cell>
          <table:table-cell table:style-name="ce1" office:value-type="float" office:value="65.25451327" calcext:value-type="float">
            <text:p>65.25451327</text:p>
          </table:table-cell>
          <table:table-cell table:style-name="ce3" table:number-columns-repeated="3"/>
          <table:table-cell table:style-name="ce1" office:value-type="float" office:value="41.20150601" calcext:value-type="float">
            <text:p>41.20150601</text:p>
          </table:table-cell>
          <table:table-cell table:style-name="ce1" office:value-type="float" office:value="55.76022894" calcext:value-type="float">
            <text:p>55.76022894</text:p>
          </table:table-cell>
          <table:table-cell table:style-name="ce1" office:value-type="float" office:value="47.3260379" calcext:value-type="float">
            <text:p>47.3260379</text:p>
          </table:table-cell>
          <table:table-cell table:style-name="ce1" office:value-type="float" office:value="70.19299148" calcext:value-type="float">
            <text:p>70.19299148</text:p>
          </table:table-cell>
          <table:table-cell table:style-name="ce3" table:number-columns-repeated="2"/>
          <table:table-cell table:style-name="ce1" office:value-type="float" office:value="48.57234518" calcext:value-type="float">
            <text:p>48.57234518</text:p>
          </table:table-cell>
          <table:table-cell table:style-name="ce1" office:value-type="float" office:value="59.90313758" calcext:value-type="float">
            <text:p>59.90313758</text:p>
          </table:table-cell>
          <table:table-cell table:style-name="ce1" office:value-type="float" office:value="35.00988027" calcext:value-type="float">
            <text:p>35.00988027</text:p>
          </table:table-cell>
          <table:table-cell table:style-name="ce3"/>
          <table:table-cell table:style-name="ce1" office:value-type="float" office:value="58.19032102" calcext:value-type="float">
            <text:p>58.19032102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57.04180784" calcext:value-type="float">
            <text:p>57.04180784</text:p>
          </table:table-cell>
          <table:table-cell table:style-name="ce1" office:value-type="float" office:value="64.91081811" calcext:value-type="float">
            <text:p>64.91081811</text:p>
          </table:table-cell>
          <table:table-cell table:style-name="ce3" table:number-columns-repeated="4"/>
          <table:table-cell table:style-name="ce1" office:value-type="float" office:value="49.05782405" calcext:value-type="float">
            <text:p>49.05782405</text:p>
          </table:table-cell>
          <table:table-cell table:style-name="ce1" office:value-type="float" office:value="54.73878536" calcext:value-type="float">
            <text:p>54.73878536</text:p>
          </table:table-cell>
          <table:table-cell table:style-name="ce1" office:value-type="float" office:value="60.83985523" calcext:value-type="float">
            <text:p>60.83985523</text:p>
          </table:table-cell>
          <table:table-cell table:style-name="ce3" table:number-columns-repeated="2"/>
          <table:table-cell table:style-name="ce1" office:value-type="float" office:value="46.31564213" calcext:value-type="float">
            <text:p>46.31564213</text:p>
          </table:table-cell>
          <table:table-cell table:style-name="ce1" office:value-type="float" office:value="63.869608" calcext:value-type="float">
            <text:p>63.869608</text:p>
          </table:table-cell>
          <table:table-cell table:style-name="ce3" table:number-columns-repeated="2"/>
          <table:table-cell table:style-name="ce1" office:value-type="float" office:value="57.33911163" calcext:value-type="float">
            <text:p>57.33911163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0.27923138" calcext:value-type="float">
            <text:p>30.27923138</text:p>
          </table:table-cell>
          <table:table-cell table:style-name="ce1" office:value-type="float" office:value="76.97632814" calcext:value-type="float">
            <text:p>76.97632814</text:p>
          </table:table-cell>
          <table:table-cell table:style-name="ce3" table:number-columns-repeated="4"/>
          <table:table-cell table:style-name="ce1" office:value-type="float" office:value="51.66014102" calcext:value-type="float">
            <text:p>51.66014102</text:p>
          </table:table-cell>
          <table:table-cell table:style-name="ce1" office:value-type="float" office:value="44.49183295" calcext:value-type="float">
            <text:p>44.49183295</text:p>
          </table:table-cell>
          <table:table-cell table:style-name="ce1" office:value-type="float" office:value="61.68118346" calcext:value-type="float">
            <text:p>61.68118346</text:p>
          </table:table-cell>
          <table:table-cell table:style-name="ce3" table:number-columns-repeated="2"/>
          <table:table-cell table:style-name="ce1" office:value-type="float" office:value="51.67964443" calcext:value-type="float">
            <text:p>51.67964443</text:p>
          </table:table-cell>
          <table:table-cell table:style-name="ce1" office:value-type="float" office:value="57.25250377" calcext:value-type="float">
            <text:p>57.25250377</text:p>
          </table:table-cell>
          <table:table-cell table:style-name="ce3" table:number-columns-repeated="2"/>
          <table:table-cell table:style-name="ce1" office:value-type="float" office:value="61.6913958" calcext:value-type="float">
            <text:p>61.691395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77.48847036" calcext:value-type="float">
            <text:p>77.48847036</text:p>
          </table:table-cell>
          <table:table-cell table:style-name="ce3" table:number-columns-repeated="4"/>
          <table:table-cell table:style-name="ce1" office:value-type="float" office:value="39.82500481" calcext:value-type="float">
            <text:p>39.82500481</text:p>
          </table:table-cell>
          <table:table-cell table:style-name="ce3"/>
          <table:table-cell table:style-name="ce1" office:value-type="float" office:value="57.41669509" calcext:value-type="float">
            <text:p>57.41669509</text:p>
          </table:table-cell>
          <table:table-cell table:style-name="ce3" table:number-columns-repeated="3"/>
          <table:table-cell table:style-name="ce1" office:value-type="float" office:value="57.89574912" calcext:value-type="float">
            <text:p>57.89574912</text:p>
          </table:table-cell>
          <table:table-cell table:style-name="ce3" table:number-columns-repeated="2"/>
          <table:table-cell table:style-name="ce1" office:value-type="float" office:value="64.72565858" calcext:value-type="float">
            <text:p>64.7256585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73.63388256" calcext:value-type="float">
            <text:p>73.63388256</text:p>
          </table:table-cell>
          <table:table-cell table:style-name="ce3" table:number-columns-repeated="6"/>
          <table:table-cell table:style-name="ce1" office:value-type="float" office:value="53.57991832" calcext:value-type="float">
            <text:p>53.57991832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73.34839997" calcext:value-type="float">
            <text:p>73.34839997</text:p>
          </table:table-cell>
          <table:table-cell table:style-name="ce3" table:number-columns-repeated="14"/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82.69500716" calcext:value-type="float">
            <text:p>82.69500716</text:p>
          </table:table-cell>
          <table:table-cell table:style-name="ce3" table:number-columns-repeated="14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 table:number-rows-repeated="3">
          <table:table-cell table:style-name="ce3" table:number-columns-repeated="17"/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3:21:42.915328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05:09.888354715</meta:creation-date>
    <dc:date>2017-05-27T13:22:13.681520857</dc:date>
    <meta:editing-duration>PT9M15S</meta:editing-duration>
    <meta:editing-cycles>3</meta:editing-cycles>
    <meta:generator>LibreOffice/5.3.2.2$Linux_x86 LibreOffice_project/30m0$Build-2</meta:generator>
    <meta:document-statistic meta:table-count="1" meta:cell-count="2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36cm" svg:height="12.299cm" xlink:href=".." xlink:type="simple" chart:class="chart:line" chart:style-name="ch1">
        <chart:legend chart:legend-position="end" svg:x="23.307cm" svg:y="2.539cm" style:legend-expansion="high" chart:style-name="ch2"/>
        <chart:plot-area chart:style-name="ch3" table:cell-range-address="Sheet1.A7:Sheet1.Q20 Sheet1.B6:Sheet1.Q6" chart:data-source-has-labels="both" svg:x="0.496cm" svg:y="0.245cm" svg:width="22.315cm" svg:height="11.809cm">
          <chartooo:coordinate-region svg:x="1.117cm" svg:y="0.418cm" svg:width="21.694cm" svg:height="11.042cm"/>
          <chart:axis chart:dimension="x" chart:name="primary-x" chart:style-name="ch4" chartooo:axis-type="auto">
            <chartooo:date-scale/>
            <chart:categories table:cell-range-address="Sheet1.A7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20" chart:label-cell-address="Sheet1.B6:Sheet1.B6" chart:class="chart:line">
            <chart:data-point chart:repeated="14"/>
          </chart:series>
          <chart:series chart:style-name="ch6" chart:values-cell-range-address="Sheet1.C7:Sheet1.C20" chart:label-cell-address="Sheet1.C6:Sheet1.C6" chart:class="chart:line">
            <chart:data-point chart:repeated="14"/>
          </chart:series>
          <chart:series chart:style-name="ch7" chart:values-cell-range-address="Sheet1.D7:Sheet1.D20" chart:label-cell-address="Sheet1.D6:Sheet1.D6" chart:class="chart:line">
            <chart:data-point chart:repeated="14"/>
          </chart:series>
          <chart:series chart:style-name="ch8" chart:values-cell-range-address="Sheet1.E7:Sheet1.E20" chart:label-cell-address="Sheet1.E6:Sheet1.E6" chart:class="chart:line">
            <chart:data-point chart:repeated="14"/>
          </chart:series>
          <chart:series chart:style-name="ch8" chart:values-cell-range-address="Sheet1.F7:Sheet1.F20" chart:label-cell-address="Sheet1.F6:Sheet1.F6" chart:class="chart:line">
            <chart:data-point chart:repeated="14"/>
          </chart:series>
          <chart:series chart:style-name="ch8" chart:values-cell-range-address="Sheet1.G7:Sheet1.G20" chart:label-cell-address="Sheet1.G6:Sheet1.G6" chart:class="chart:line">
            <chart:data-point chart:repeated="14"/>
          </chart:series>
          <chart:series chart:style-name="ch8" chart:values-cell-range-address="Sheet1.H7:Sheet1.H20" chart:label-cell-address="Sheet1.H6:Sheet1.H6" chart:class="chart:line">
            <chart:data-point chart:repeated="14"/>
          </chart:series>
          <chart:series chart:style-name="ch8" chart:values-cell-range-address="Sheet1.I7:Sheet1.I20" chart:label-cell-address="Sheet1.I6:Sheet1.I6" chart:class="chart:line">
            <chart:data-point chart:repeated="14"/>
          </chart:series>
          <chart:series chart:style-name="ch8" chart:values-cell-range-address="Sheet1.J7:Sheet1.J20" chart:label-cell-address="Sheet1.J6:Sheet1.J6" chart:class="chart:line">
            <chart:data-point chart:repeated="14"/>
          </chart:series>
          <chart:series chart:style-name="ch9" chart:values-cell-range-address="Sheet1.K7:Sheet1.K20" chart:label-cell-address="Sheet1.K6:Sheet1.K6" chart:class="chart:line">
            <chart:data-point chart:repeated="14"/>
          </chart:series>
          <chart:series chart:style-name="ch9" chart:values-cell-range-address="Sheet1.L7:Sheet1.L20" chart:label-cell-address="Sheet1.L6:Sheet1.L6" chart:class="chart:line">
            <chart:data-point chart:repeated="14"/>
          </chart:series>
          <chart:series chart:style-name="ch9" chart:values-cell-range-address="Sheet1.M7:Sheet1.M20" chart:label-cell-address="Sheet1.M6:Sheet1.M6" chart:class="chart:line">
            <chart:data-point chart:repeated="14"/>
          </chart:series>
          <chart:series chart:style-name="ch9" chart:values-cell-range-address="Sheet1.N7:Sheet1.N20" chart:label-cell-address="Sheet1.N6:Sheet1.N6" chart:class="chart:line">
            <chart:data-point chart:repeated="14"/>
          </chart:series>
          <chart:series chart:style-name="ch9" chart:values-cell-range-address="Sheet1.O7:Sheet1.O20" chart:label-cell-address="Sheet1.O6:Sheet1.O6" chart:class="chart:line">
            <chart:data-point chart:repeated="14"/>
          </chart:series>
          <chart:series chart:style-name="ch9" chart:values-cell-range-address="Sheet1.P7:Sheet1.P20" chart:label-cell-address="Sheet1.P6:Sheet1.P6" chart:class="chart:line">
            <chart:data-point chart:repeated="14"/>
          </chart:series>
          <chart:series chart:style-name="ch9" chart:values-cell-range-address="Sheet1.Q7:Sheet1.Q20" chart:label-cell-address="Sheet1.Q6:Sheet1.Q6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6:Sheet1.B6</svg:desc>
                </draw:g>
              </table:table-cell>
              <table:table-cell office:value-type="string">
                <text:p>0</text:p>
                <draw:g>
                  <svg:desc>Sheet1.C6:Sheet1.C6</svg:desc>
                </draw:g>
              </table:table-cell>
              <table:table-cell office:value-type="string">
                <text:p>1</text:p>
                <draw:g>
                  <svg:desc>Sheet1.D6:Sheet1.D6</svg:desc>
                </draw:g>
              </table:table-cell>
              <table:table-cell office:value-type="string">
                <text:p>1</text:p>
                <draw:g>
                  <svg:desc>Sheet1.E6:Sheet1.E6</svg:desc>
                </draw:g>
              </table:table-cell>
              <table:table-cell office:value-type="string">
                <text:p>1</text:p>
                <draw:g>
                  <svg:desc>Sheet1.F6:Sheet1.F6</svg:desc>
                </draw:g>
              </table:table-cell>
              <table:table-cell office:value-type="string">
                <text:p>1</text:p>
                <draw:g>
                  <svg:desc>Sheet1.G6:Sheet1.G6</svg:desc>
                </draw:g>
              </table:table-cell>
              <table:table-cell office:value-type="string">
                <text:p>1</text:p>
                <draw:g>
                  <svg:desc>Sheet1.H6:Sheet1.H6</svg:desc>
                </draw:g>
              </table:table-cell>
              <table:table-cell office:value-type="string">
                <text:p>1</text:p>
                <draw:g>
                  <svg:desc>Sheet1.I6:Sheet1.I6</svg:desc>
                </draw:g>
              </table:table-cell>
              <table:table-cell office:value-type="string">
                <text:p>1</text:p>
                <draw:g>
                  <svg:desc>Sheet1.J6:Sheet1.J6</svg:desc>
                </draw:g>
              </table:table-cell>
              <table:table-cell office:value-type="string">
                <text:p>2</text:p>
                <draw:g>
                  <svg:desc>Sheet1.K6:Sheet1.K6</svg:desc>
                </draw:g>
              </table:table-cell>
              <table:table-cell office:value-type="string">
                <text:p>2</text:p>
                <draw:g>
                  <svg:desc>Sheet1.L6:Sheet1.L6</svg:desc>
                </draw:g>
              </table:table-cell>
              <table:table-cell office:value-type="string">
                <text:p>2</text:p>
                <draw:g>
                  <svg:desc>Sheet1.M6:Sheet1.M6</svg:desc>
                </draw:g>
              </table:table-cell>
              <table:table-cell office:value-type="string">
                <text:p>2</text:p>
                <draw:g>
                  <svg:desc>Sheet1.N6:Sheet1.N6</svg:desc>
                </draw:g>
              </table:table-cell>
              <table:table-cell office:value-type="string">
                <text:p>2</text:p>
                <draw:g>
                  <svg:desc>Sheet1.O6:Sheet1.O6</svg:desc>
                </draw:g>
              </table:table-cell>
              <table:table-cell office:value-type="string">
                <text:p>2</text:p>
                <draw:g>
                  <svg:desc>Sheet1.P6:Sheet1.P6</svg:desc>
                </draw:g>
              </table:table-cell>
              <table:table-cell office:value-type="string">
                <text:p>2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s:</text:p>
                <draw:g>
                  <svg:desc>Sheet1.A7:Sheet1.A20</svg:desc>
                </draw:g>
              </table:table-cell>
              <table:table-cell office:value-type="float" office:value="31.69478036">
                <text:p>31.69478036</text:p>
                <draw:g>
                  <svg:desc>Sheet1.B7:Sheet1.B20</svg:desc>
                </draw:g>
              </table:table-cell>
              <table:table-cell office:value-type="float" office:value="37.8202186">
                <text:p>37.8202186</text:p>
                <draw:g>
                  <svg:desc>Sheet1.C7:Sheet1.C20</svg:desc>
                </draw:g>
              </table:table-cell>
              <table:table-cell office:value-type="float" office:value="14.12022109">
                <text:p>14.12022109</text:p>
                <draw:g>
                  <svg:desc>Sheet1.D7:Sheet1.D20</svg:desc>
                </draw:g>
              </table:table-cell>
              <table:table-cell office:value-type="float" office:value="12.07246769">
                <text:p>12.07246769</text:p>
                <draw:g>
                  <svg:desc>Sheet1.E7:Sheet1.E20</svg:desc>
                </draw:g>
              </table:table-cell>
              <table:table-cell office:value-type="float" office:value="0">
                <text:p>0</text:p>
                <draw:g>
                  <svg:desc>Sheet1.F7:Sheet1.F20</svg:desc>
                </draw:g>
              </table:table-cell>
              <table:table-cell office:value-type="float" office:value="17.23084761">
                <text:p>17.23084761</text:p>
                <draw:g>
                  <svg:desc>Sheet1.G7:Sheet1.G20</svg:desc>
                </draw:g>
              </table:table-cell>
              <table:table-cell office:value-type="float" office:value="35.52590778">
                <text:p>35.52590778</text:p>
                <draw:g>
                  <svg:desc>Sheet1.H7:Sheet1.H20</svg:desc>
                </draw:g>
              </table:table-cell>
              <table:table-cell office:value-type="float" office:value="30.91098281">
                <text:p>30.91098281</text:p>
                <draw:g>
                  <svg:desc>Sheet1.I7:Sheet1.I20</svg:desc>
                </draw:g>
              </table:table-cell>
              <table:table-cell office:value-type="float" office:value="42.16414297">
                <text:p>42.16414297</text:p>
                <draw:g>
                  <svg:desc>Sheet1.J7:Sheet1.J20</svg:desc>
                </draw:g>
              </table:table-cell>
              <table:table-cell office:value-type="float" office:value="17.266176">
                <text:p>17.266176</text:p>
                <draw:g>
                  <svg:desc>Sheet1.K7:Sheet1.K20</svg:desc>
                </draw:g>
              </table:table-cell>
              <table:table-cell office:value-type="float" office:value="18.5154178">
                <text:p>18.5154178</text:p>
                <draw:g>
                  <svg:desc>Sheet1.L7:Sheet1.L20</svg:desc>
                </draw:g>
              </table:table-cell>
              <table:table-cell office:value-type="float" office:value="26.92113745">
                <text:p>26.92113745</text:p>
                <draw:g>
                  <svg:desc>Sheet1.M7:Sheet1.M20</svg:desc>
                </draw:g>
              </table:table-cell>
              <table:table-cell office:value-type="float" office:value="33.03582239">
                <text:p>33.03582239</text:p>
                <draw:g>
                  <svg:desc>Sheet1.N7:Sheet1.N20</svg:desc>
                </draw:g>
              </table:table-cell>
              <table:table-cell office:value-type="float" office:value="22.31505376">
                <text:p>22.31505376</text:p>
                <draw:g>
                  <svg:desc>Sheet1.O7:Sheet1.O20</svg:desc>
                </draw:g>
              </table:table-cell>
              <table:table-cell office:value-type="float" office:value="15.63909402">
                <text:p>15.63909402</text:p>
                <draw:g>
                  <svg:desc>Sheet1.P7:Sheet1.P20</svg:desc>
                </draw:g>
              </table:table-cell>
              <table:table-cell office:value-type="float" office:value="38.01088563">
                <text:p>38.01088563</text:p>
                <draw:g>
                  <svg:desc>Sheet1.Q7:Sheet1.Q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26942178">
                <text:p>32.26942178</text:p>
              </table:table-cell>
              <table:table-cell office:value-type="float" office:value="60.27105494">
                <text:p>60.27105494</text:p>
              </table:table-cell>
              <table:table-cell office:value-type="float" office:value="30.48826307">
                <text:p>30.48826307</text:p>
              </table:table-cell>
              <table:table-cell office:value-type="float" office:value="23.17491213">
                <text:p>23.17491213</text:p>
              </table:table-cell>
              <table:table-cell office:value-type="float" office:value="13.56527519">
                <text:p>13.56527519</text:p>
              </table:table-cell>
              <table:table-cell office:value-type="float" office:value="29.30572968">
                <text:p>29.30572968</text:p>
              </table:table-cell>
              <table:table-cell office:value-type="float" office:value="43.68342952">
                <text:p>43.68342952</text:p>
              </table:table-cell>
              <table:table-cell office:value-type="float" office:value="47.64678355">
                <text:p>47.64678355</text:p>
              </table:table-cell>
              <table:table-cell office:value-type="float" office:value="33.17362509">
                <text:p>33.17362509</text:p>
              </table:table-cell>
              <table:table-cell office:value-type="float" office:value="20.54536339">
                <text:p>20.54536339</text:p>
              </table:table-cell>
              <table:table-cell office:value-type="float" office:value="17.90838201">
                <text:p>17.90838201</text:p>
              </table:table-cell>
              <table:table-cell office:value-type="float" office:value="36.60145893">
                <text:p>36.60145893</text:p>
              </table:table-cell>
              <table:table-cell office:value-type="float" office:value="40.26075201">
                <text:p>40.26075201</text:p>
              </table:table-cell>
              <table:table-cell office:value-type="float" office:value="28.0973338">
                <text:p>28.0973338</text:p>
              </table:table-cell>
              <table:table-cell office:value-type="float" office:value="20.90728573">
                <text:p>20.90728573</text:p>
              </table:table-cell>
              <table:table-cell office:value-type="float" office:value="42.99480988">
                <text:p>42.99480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90126457">
                <text:p>43.90126457</text:p>
              </table:table-cell>
              <table:table-cell office:value-type="float" office:value="52.59997868">
                <text:p>52.59997868</text:p>
              </table:table-cell>
              <table:table-cell office:value-type="float" office:value="25.03269988">
                <text:p>25.03269988</text:p>
              </table:table-cell>
              <table:table-cell office:value-type="float" office:value="22.6669479">
                <text:p>22.6669479</text:p>
              </table:table-cell>
              <table:table-cell office:value-type="float" office:value="18.83511628">
                <text:p>18.83511628</text:p>
              </table:table-cell>
              <table:table-cell office:value-type="float" office:value="30.71745527">
                <text:p>30.71745527</text:p>
              </table:table-cell>
              <table:table-cell office:value-type="float" office:value="41.69025496">
                <text:p>41.69025496</text:p>
              </table:table-cell>
              <table:table-cell office:value-type="float" office:value="42.4750542">
                <text:p>42.4750542</text:p>
              </table:table-cell>
              <table:table-cell office:value-type="float" office:value="63.73868837">
                <text:p>63.73868837</text:p>
              </table:table-cell>
              <table:table-cell office:value-type="float" office:value="30.10084604">
                <text:p>30.10084604</text:p>
              </table:table-cell>
              <table:table-cell office:value-type="float" office:value="23.14665882">
                <text:p>23.14665882</text:p>
              </table:table-cell>
              <table:table-cell office:value-type="float" office:value="36.68607588">
                <text:p>36.68607588</text:p>
              </table:table-cell>
              <table:table-cell office:value-type="float" office:value="44.95867391">
                <text:p>44.95867391</text:p>
              </table:table-cell>
              <table:table-cell office:value-type="float" office:value="31.44729904">
                <text:p>31.44729904</text:p>
              </table:table-cell>
              <table:table-cell office:value-type="float" office:value="17.27644618">
                <text:p>17.27644618</text:p>
              </table:table-cell>
              <table:table-cell office:value-type="float" office:value="39.1600233">
                <text:p>39.1600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64505531">
                <text:p>35.64505531</text:p>
              </table:table-cell>
              <table:table-cell office:value-type="float" office:value="59.51648519">
                <text:p>59.51648519</text:p>
              </table:table-cell>
              <table:table-cell office:value-type="float" office:value="29.73571613">
                <text:p>29.73571613</text:p>
              </table:table-cell>
              <table:table-cell office:value-type="float" office:value="23.97374308">
                <text:p>23.97374308</text:p>
              </table:table-cell>
              <table:table-cell office:value-type="float" office:value="NaN">
                <text:p>NaN</text:p>
              </table:table-cell>
              <table:table-cell office:value-type="float" office:value="35.35902225">
                <text:p>35.35902225</text:p>
              </table:table-cell>
              <table:table-cell office:value-type="float" office:value="45.75147019">
                <text:p>45.75147019</text:p>
              </table:table-cell>
              <table:table-cell office:value-type="float" office:value="44.90305864">
                <text:p>44.90305864</text:p>
              </table:table-cell>
              <table:table-cell office:value-type="float" office:value="52.80671749">
                <text:p>52.80671749</text:p>
              </table:table-cell>
              <table:table-cell office:value-type="float" office:value="32.4414612">
                <text:p>32.4414612</text:p>
              </table:table-cell>
              <table:table-cell office:value-type="float" office:value="33.55274191">
                <text:p>33.55274191</text:p>
              </table:table-cell>
              <table:table-cell office:value-type="float" office:value="41.6638222">
                <text:p>41.6638222</text:p>
              </table:table-cell>
              <table:table-cell office:value-type="float" office:value="47.00698318">
                <text:p>47.00698318</text:p>
              </table:table-cell>
              <table:table-cell office:value-type="float" office:value="39.64218642">
                <text:p>39.64218642</text:p>
              </table:table-cell>
              <table:table-cell office:value-type="float" office:value="22.2836845">
                <text:p>22.2836845</text:p>
              </table:table-cell>
              <table:table-cell office:value-type="float" office:value="52.87948196">
                <text:p>52.8794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22382093">
                <text:p>39.22382093</text:p>
              </table:table-cell>
              <table:table-cell office:value-type="float" office:value="75.17186167">
                <text:p>75.17186167</text:p>
              </table:table-cell>
              <table:table-cell office:value-type="float" office:value="29.92110203">
                <text:p>29.92110203</text:p>
              </table:table-cell>
              <table:table-cell office:value-type="float" office:value="26.50499751">
                <text:p>26.50499751</text:p>
              </table:table-cell>
              <table:table-cell office:value-type="float" office:value="NaN">
                <text:p>NaN</text:p>
              </table:table-cell>
              <table:table-cell office:value-type="float" office:value="41.53865281">
                <text:p>41.53865281</text:p>
              </table:table-cell>
              <table:table-cell office:value-type="float" office:value="41.25730913">
                <text:p>41.25730913</text:p>
              </table:table-cell>
              <table:table-cell office:value-type="float" office:value="45.98223007">
                <text:p>45.98223007</text:p>
              </table:table-cell>
              <table:table-cell office:value-type="float" office:value="47.2201354">
                <text:p>47.2201354</text:p>
              </table:table-cell>
              <table:table-cell office:value-type="float" office:value="26.90012409">
                <text:p>26.90012409</text:p>
              </table:table-cell>
              <table:table-cell office:value-type="float" office:value="28.67471558">
                <text:p>28.67471558</text:p>
              </table:table-cell>
              <table:table-cell office:value-type="float" office:value="44.765447">
                <text:p>44.765447</text:p>
              </table:table-cell>
              <table:table-cell office:value-type="float" office:value="52.80642663">
                <text:p>52.80642663</text:p>
              </table:table-cell>
              <table:table-cell office:value-type="float" office:value="37.14213204">
                <text:p>37.14213204</text:p>
              </table:table-cell>
              <table:table-cell office:value-type="float" office:value="26.56089548">
                <text:p>26.56089548</text:p>
              </table:table-cell>
              <table:table-cell office:value-type="float" office:value="51.58338507">
                <text:p>51.58338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42055086">
                <text:p>50.42055086</text:p>
              </table:table-cell>
              <table:table-cell office:value-type="float" office:value="66.60093107">
                <text:p>66.60093107</text:p>
              </table:table-cell>
              <table:table-cell office:value-type="float" office:value="29.28899219">
                <text:p>29.28899219</text:p>
              </table:table-cell>
              <table:table-cell office:value-type="float" office:value="28.32993211">
                <text:p>28.32993211</text:p>
              </table:table-cell>
              <table:table-cell office:value-type="float" office:value="NaN">
                <text:p>NaN</text:p>
              </table:table-cell>
              <table:table-cell office:value-type="float" office:value="37.99263386">
                <text:p>37.99263386</text:p>
              </table:table-cell>
              <table:table-cell office:value-type="float" office:value="50.02655707">
                <text:p>50.02655707</text:p>
              </table:table-cell>
              <table:table-cell office:value-type="float" office:value="37.59026474">
                <text:p>37.59026474</text:p>
              </table:table-cell>
              <table:table-cell office:value-type="float" office:value="57.98355789">
                <text:p>57.98355789</text:p>
              </table:table-cell>
              <table:table-cell office:value-type="float" office:value="31.64070745">
                <text:p>31.64070745</text:p>
              </table:table-cell>
              <table:table-cell office:value-type="float" office:value="32.20943588">
                <text:p>32.20943588</text:p>
              </table:table-cell>
              <table:table-cell office:value-type="float" office:value="46.87716724">
                <text:p>46.87716724</text:p>
              </table:table-cell>
              <table:table-cell office:value-type="float" office:value="50.1896501">
                <text:p>50.1896501</text:p>
              </table:table-cell>
              <table:table-cell office:value-type="float" office:value="31.76154879">
                <text:p>31.76154879</text:p>
              </table:table-cell>
              <table:table-cell office:value-type="float" office:value="27.35635274">
                <text:p>27.35635274</text:p>
              </table:table-cell>
              <table:table-cell office:value-type="float" office:value="52.68446828">
                <text:p>52.68446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53884701">
                <text:p>44.53884701</text:p>
              </table:table-cell>
              <table:table-cell office:value-type="float" office:value="70.51317737">
                <text:p>70.51317737</text:p>
              </table:table-cell>
              <table:table-cell office:value-type="float" office:value="34.81543309">
                <text:p>34.81543309</text:p>
              </table:table-cell>
              <table:table-cell office:value-type="float" office:value="35.18860964">
                <text:p>35.18860964</text:p>
              </table:table-cell>
              <table:table-cell office:value-type="float" office:value="NaN">
                <text:p>NaN</text:p>
              </table:table-cell>
              <table:table-cell office:value-type="float" office:value="38.9282243">
                <text:p>38.9282243</text:p>
              </table:table-cell>
              <table:table-cell office:value-type="float" office:value="45.84234865">
                <text:p>45.84234865</text:p>
              </table:table-cell>
              <table:table-cell office:value-type="float" office:value="58.42755451">
                <text:p>58.42755451</text:p>
              </table:table-cell>
              <table:table-cell office:value-type="float" office:value="64.60962497">
                <text:p>64.60962497</text:p>
              </table:table-cell>
              <table:table-cell office:value-type="float" office:value="32.10328057">
                <text:p>32.10328057</text:p>
              </table:table-cell>
              <table:table-cell office:value-type="float" office:value="29.87022563">
                <text:p>29.87022563</text:p>
              </table:table-cell>
              <table:table-cell office:value-type="float" office:value="39.84836235">
                <text:p>39.84836235</text:p>
              </table:table-cell>
              <table:table-cell office:value-type="float" office:value="50.32763614">
                <text:p>50.32763614</text:p>
              </table:table-cell>
              <table:table-cell office:value-type="float" office:value="42.28925899">
                <text:p>42.28925899</text:p>
              </table:table-cell>
              <table:table-cell office:value-type="float" office:value="NaN">
                <text:p>NaN</text:p>
              </table:table-cell>
              <table:table-cell office:value-type="float" office:value="45.43093787">
                <text:p>45.43093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55964006">
                <text:p>45.55964006</text:p>
              </table:table-cell>
              <table:table-cell office:value-type="float" office:value="65.25451327">
                <text:p>65.2545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0150601">
                <text:p>41.20150601</text:p>
              </table:table-cell>
              <table:table-cell office:value-type="float" office:value="55.76022894">
                <text:p>55.76022894</text:p>
              </table:table-cell>
              <table:table-cell office:value-type="float" office:value="47.3260379">
                <text:p>47.3260379</text:p>
              </table:table-cell>
              <table:table-cell office:value-type="float" office:value="70.19299148">
                <text:p>70.1929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7234518">
                <text:p>48.57234518</text:p>
              </table:table-cell>
              <table:table-cell office:value-type="float" office:value="59.90313758">
                <text:p>59.90313758</text:p>
              </table:table-cell>
              <table:table-cell office:value-type="float" office:value="35.00988027">
                <text:p>35.00988027</text:p>
              </table:table-cell>
              <table:table-cell office:value-type="float" office:value="NaN">
                <text:p>NaN</text:p>
              </table:table-cell>
              <table:table-cell office:value-type="float" office:value="58.19032102">
                <text:p>58.19032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04180784">
                <text:p>57.04180784</text:p>
              </table:table-cell>
              <table:table-cell office:value-type="float" office:value="64.91081811">
                <text:p>64.9108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5782405">
                <text:p>49.05782405</text:p>
              </table:table-cell>
              <table:table-cell office:value-type="float" office:value="54.73878536">
                <text:p>54.73878536</text:p>
              </table:table-cell>
              <table:table-cell office:value-type="float" office:value="60.83985523">
                <text:p>60.8398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1564213">
                <text:p>46.31564213</text:p>
              </table:table-cell>
              <table:table-cell office:value-type="float" office:value="63.869608">
                <text:p>63.86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33911163">
                <text:p>57.33911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27923138">
                <text:p>30.27923138</text:p>
              </table:table-cell>
              <table:table-cell office:value-type="float" office:value="76.97632814">
                <text:p>76.9763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6014102">
                <text:p>51.66014102</text:p>
              </table:table-cell>
              <table:table-cell office:value-type="float" office:value="44.49183295">
                <text:p>44.49183295</text:p>
              </table:table-cell>
              <table:table-cell office:value-type="float" office:value="61.68118346">
                <text:p>61.6811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7964443">
                <text:p>51.67964443</text:p>
              </table:table-cell>
              <table:table-cell office:value-type="float" office:value="57.25250377">
                <text:p>57.2525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6913958">
                <text:p>61.691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7.48847036">
                <text:p>77.4884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82500481">
                <text:p>39.82500481</text:p>
              </table:table-cell>
              <table:table-cell office:value-type="float" office:value="NaN">
                <text:p>NaN</text:p>
              </table:table-cell>
              <table:table-cell office:value-type="float" office:value="57.41669509">
                <text:p>57.4166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9574912">
                <text:p>57.8957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565858">
                <text:p>64.72565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3.63388256">
                <text:p>73.6338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57991832">
                <text:p>53.5799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3.34839997">
                <text:p>73.3483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2.69500716">
                <text:p>82.695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3" draw:display-name="Gradient 3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